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537b96" officeooo:paragraph-rsid="00537b96" style:font-size-asian="12pt" style:font-size-complex="12pt"/>
    </style:style>
    <style:style style:name="P2" style:family="paragraph" style:parent-style-name="Text_20_body">
      <style:text-properties fo:font-size="12pt" officeooo:rsid="00537b96" officeooo:paragraph-rsid="005483b6" style:font-size-asian="12pt" style:font-size-complex="12pt"/>
    </style:style>
    <style:style style:name="P3" style:family="paragraph" style:parent-style-name="Text_20_body">
      <style:text-properties fo:font-size="12pt" officeooo:rsid="00537b96" officeooo:paragraph-rsid="0055de29" style:font-size-asian="12pt" style:font-size-complex="12pt"/>
    </style:style>
    <style:style style:name="P4" style:family="paragraph" style:parent-style-name="Text_20_body">
      <style:text-properties fo:font-size="12pt" officeooo:rsid="0055de29" officeooo:paragraph-rsid="0055de29" style:font-size-asian="12pt" style:font-size-complex="12pt"/>
    </style:style>
    <style:style style:name="P5" style:family="paragraph" style:parent-style-name="Text_20_body">
      <style:text-properties fo:font-size="12pt" officeooo:rsid="00567760" officeooo:paragraph-rsid="00567760" style:font-size-asian="12pt" style:font-size-complex="12pt"/>
    </style:style>
    <style:style style:name="P6" style:family="paragraph" style:parent-style-name="Text_20_body">
      <style:text-properties fo:font-size="12pt" officeooo:rsid="00567760" officeooo:paragraph-rsid="005723d4" style:font-size-asian="12pt" style:font-size-complex="12pt"/>
    </style:style>
    <style:style style:name="P7" style:family="paragraph" style:parent-style-name="Text_20_body">
      <style:text-properties fo:font-size="12pt" officeooo:rsid="005723d4" officeooo:paragraph-rsid="005723d4" style:font-size-asian="12pt" style:font-size-complex="12pt"/>
    </style:style>
    <style:style style:name="P8" style:family="paragraph" style:parent-style-name="Table_20_Contents">
      <style:text-properties fo:font-size="12pt" officeooo:rsid="005483b6" officeooo:paragraph-rsid="005483b6" style:font-size-asian="12pt" style:font-size-complex="12pt"/>
    </style:style>
    <style:style style:name="P9" style:family="paragraph" style:parent-style-name="Table_20_Contents">
      <style:text-properties fo:font-size="12pt" officeooo:rsid="00567760" officeooo:paragraph-rsid="00567760" style:font-size-asian="12pt" style:font-size-complex="12pt"/>
    </style:style>
    <style:style style:name="P10" style:family="paragraph" style:parent-style-name="Text_20_body">
      <style:text-properties fo:font-size="12pt" officeooo:rsid="0052d5a6" officeooo:paragraph-rsid="005878b7" style:font-size-asian="12pt" style:font-size-complex="12pt"/>
    </style:style>
    <style:style style:name="P11" style:family="paragraph" style:parent-style-name="Text_20_body">
      <style:text-properties fo:font-size="12pt" officeooo:rsid="005878b7" officeooo:paragraph-rsid="005878b7" style:font-size-asian="12pt" style:font-size-complex="12pt"/>
    </style:style>
    <style:style style:name="T1" style:family="text">
      <style:text-properties officeooo:rsid="005483b6"/>
    </style:style>
    <style:style style:name="T2" style:family="text">
      <style:text-properties officeooo:rsid="0055de29"/>
    </style:style>
    <style:style style:name="T3" style:family="text">
      <style:text-properties officeooo:rsid="005723d4"/>
    </style:style>
    <style:style style:name="T4" style:family="text">
      <style:text-properties officeooo:rsid="00587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详细说明</text:h>
      <text:p text:style-name="P10"><text:span text:style-name="T4"><text:tab/>QNetworkReply 类包含了发送给QNetworkManager的数据和首部。</text:span></text:p>
      <text:p text:style-name="P10"><text:span text:style-name="T4"><text:tab/>QNetworkReply类包含了发送给QNetworkAccessManager请求的所有应答数据。和QNetworkRequest类似，这些数据包含了一个URL和一些首部信息(同时包含解析后的和原始形式的)，以及一些和应答状态相关的信息，再加上应答信息自身的内容。</text:span></text:p>
      <text:p text:style-name="P11"><text:tab/>QNetworkReply是一个顺序访问的QIODevice，这也意味着一旦数据从该对象中读取出来，那么该对象就不再持有这些数据。因此，当需要保存数据的时候，这个工作应该由应用程序完成。无论什么时候从网络中获取到更多数据并进行处理，readyRead()信号都会被触发。</text:p>
      <text:p text:style-name="P11"><text:tab/>downloadProgress()信号在接收到数据的时候也会被发送，但是它所持有的数据量不一定就是真实接收到的数据量，如果对这些内容的传输进行操作(例如：解压缩，移除协议头信息)。</text:p>
      <text:p text:style-name="P11"><text:s text:c="5"/>尽管QNetworkReply是一个与应答信息关联的QIODevice，它同样触发uploadProgress()信号，这表明upload操作拥有这些数据。</text:p>
      <text:p text:style-name="P11"><text:tab/>注意：不要在连接到error()或者finished()的槽函数里删除该对象，应该使用deleteLater()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7:16:47.240892404</meta:creation-date>
    <meta:generator>LibreOffice/5.2.3.3$Windows_x86 LibreOffice_project/d54a8868f08a7b39642414cf2c8ef2f228f780cf</meta:generator>
    <dc:date>2017-01-12T18:12:19.013000000</dc:date>
    <meta:editing-duration>PT4H31M42S</meta:editing-duration>
    <meta:editing-cycles>47</meta:editing-cycles>
    <meta:document-statistic meta:table-count="0" meta:image-count="0" meta:object-count="0" meta:page-count="1" meta:paragraph-count="7" meta:word-count="353" meta:character-count="552" meta:non-whitespace-character-count="541"/>
  </office:meta>
</office:document-meta>
</file>